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E000001E3F91FD647D4BB72E0.png" manifest:media-type="image/png"/>
  <manifest:file-entry manifest:full-path="Pictures/1000020100000499000001E067CE6577EB9215DD.png" manifest:media-type="image/png"/>
  <manifest:file-entry manifest:full-path="Pictures/1000020100000280000001E02665A93DD74ADD62.png" manifest:media-type="image/png"/>
  <manifest:file-entry manifest:full-path="Pictures/100002010000048E000001D95C063743EDE6DBC2.png" manifest:media-type="image/png"/>
  <manifest:file-entry manifest:full-path="Pictures/1000020100000280000001E0C0D098B8BB560BEC.png" manifest:media-type="image/png"/>
  <manifest:file-entry manifest:full-path="Pictures/1000020100000280000001E000E36E1D6479147D.png" manifest:media-type="image/png"/>
  <manifest:file-entry manifest:full-path="Pictures/10000201000003A7000002174028D1FBC5D98130.png" manifest:media-type="image/png"/>
  <manifest:file-entry manifest:full-path="Pictures/1000020100000280000001E08C69F395B066C1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eb0e" officeooo:paragraph-rsid="0005eb0e"/>
    </style:style>
    <style:style style:name="P2" style:family="paragraph" style:parent-style-name="Text_20_body">
      <style:text-properties officeooo:rsid="00096694" officeooo:paragraph-rsid="0005eb0e"/>
    </style:style>
    <style:style style:name="P3" style:family="paragraph" style:parent-style-name="Text_20_body">
      <style:text-properties officeooo:paragraph-rsid="00096694"/>
    </style:style>
    <style:style style:name="P4" style:family="paragraph" style:parent-style-name="Title">
      <style:text-properties officeooo:rsid="0005eb0e" officeooo:paragraph-rsid="0005eb0e"/>
    </style:style>
    <style:style style:name="P5" style:family="paragraph" style:parent-style-name="Subtitle">
      <style:text-properties officeooo:rsid="0005eb0e" officeooo:paragraph-rsid="0005eb0e"/>
    </style:style>
    <style:style style:name="P6" style:family="paragraph" style:parent-style-name="Heading_20_2">
      <style:text-properties officeooo:rsid="00096694" officeooo:paragraph-rsid="000966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-means initialization methods</text:p>
      <text:p text:style-name="P5">Laura Uchwat</text:p>
      <text:p text:style-name="P1"><draw:frame draw:style-name="fr1" draw:name="Image1" text:anchor-type="paragraph" svg:width="6.6929in" svg:height="4.3299in" draw:z-index="0"><draw:image xlink:href="Pictures/10000201000003A7000002174028D1FBC5D98130.png" xlink:type="simple" xlink:show="embed" xlink:actuate="onLoad"/></draw:frame></text:p>
      <text:p text:style-name="P1"><draw:frame draw:style-name="fr1" draw:name="Image2" text:anchor-type="paragraph" svg:width="6.6929in" svg:height="3.7362in" draw:z-index="1"><draw:image xlink:href="Pictures/1000020100000280000001E0C0D098B8BB560BEC.png" xlink:type="simple" xlink:show="embed" xlink:actuate="onLoad"/></draw:frame></text:p>
      <text:p text:style-name="P1"/>
      <text:p text:style-name="P1"><text:soft-page-break/></text:p>
      <text:p text:style-name="P1"/>
      <text:p text:style-name="P1"><draw:frame draw:style-name="fr2" draw:name="Image3" text:anchor-type="paragraph" svg:width="6.4in" svg:height="4.8in" draw:z-index="2"><draw:image xlink:href="Pictures/1000020100000280000001E000E36E1D6479147D.png" xlink:type="simple" xlink:show="embed" xlink:actuate="onLoad"/></draw:frame></text:p>
      <text:p text:style-name="P1"/>
      <text:p text:style-name="P1"><draw:frame draw:style-name="fr1" draw:name="Image4" text:anchor-type="paragraph" svg:width="6.4in" svg:height="4.8in" draw:z-index="3"><draw:image xlink:href="Pictures/1000020100000280000001E08C69F395B066C1A7.png" xlink:type="simple" xlink:show="embed" xlink:actuate="onLoad"/></draw:frame><text:soft-page-break/></text:p>
      <text:p text:style-name="P1"/>
      <text:p text:style-name="P2"><draw:frame draw:style-name="fr2" draw:name="Image5" text:anchor-type="paragraph" svg:width="6.4in" svg:height="4.8in" draw:z-index="4"><draw:image xlink:href="Pictures/1000020100000280000001E02665A93DD74ADD62.png" xlink:type="simple" xlink:show="embed" xlink:actuate="onLoad"/></draw:frame><text:soft-page-break/></text:p>
      <text:h text:style-name="P6" text:outline-level="2">Silhouette index</text:h>
      <text:p text:style-name="P3"><draw:frame draw:style-name="fr2" draw:name="Image6" text:anchor-type="paragraph" svg:width="6.6929in" svg:height="2.7291in" draw:z-index="5"><draw:image xlink:href="Pictures/1000020100000499000001E067CE6577EB9215DD.png" xlink:type="simple" xlink:show="embed" xlink:actuate="onLoad"/></draw:frame></text:p>
      <text:p text:style-name="P3"/>
      <text:p text:style-name="P3"><draw:frame draw:style-name="fr1" draw:name="Image7" text:anchor-type="paragraph" svg:width="6.6929in" svg:height="2.7146in" draw:z-index="6"><draw:image xlink:href="Pictures/100002010000048E000001D95C063743EDE6DBC2.png" xlink:type="simple" xlink:show="embed" xlink:actuate="onLoad"/></draw:frame><text:soft-page-break/></text:p>
      <text:p text:style-name="P3"><draw:frame draw:style-name="fr1" draw:name="Image8" text:anchor-type="paragraph" svg:width="6.6929in" svg:height="2.772in" draw:z-index="7"><draw:image xlink:href="Pictures/100002010000048E000001E3F91FD647D4BB72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4:36:24.812691539</meta:creation-date>
    <dc:date>2017-11-22T22:19:49.096256578</dc:date>
    <meta:editing-duration>PT2H12M22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5" meta:paragraph-count="3" meta:word-count="7" meta:character-count="58" meta:non-whitespace-character-count="54"/>
  </office:meta>
</office:document-meta>
</file>